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bdbe" officeooo:paragraph-rsid="000ebd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use RLLAB Track sim environment?</text:p>
      <text:p text:style-name="P1"/>
      <text:p text:style-name="P1">1. Install track-simulator and follow the instruction</text:p>
      <text:p text:style-name="P1"/>
      <text:p text:style-name="P1">2. open the launch file</text:p>
      <text:p text:style-name="P1"/>
      <text:p text:style-name="P1">roslaunch dbw_runner straight_4lane.launch</text:p>
      <text:p text:style-name="P1"/>
      <text:p text:style-name="P1">3. import rlsim </text:p>
      <text:p text:style-name="P1"/>
      <text:p text:style-name="P1">4. use as like gym environment!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18:05:05.536456416</meta:creation-date>
    <dc:date>2018-08-22T18:08:59.084139486</dc:date>
    <meta:editing-duration>PT3M54S</meta:editing-duration>
    <meta:editing-cycles>1</meta:editing-cycles>
    <meta:document-statistic meta:table-count="0" meta:image-count="0" meta:object-count="0" meta:page-count="1" meta:paragraph-count="6" meta:word-count="31" meta:character-count="204" meta:non-whitespace-character-count="178"/>
    <meta:generator>LibreOffice/5.1.6.2$Linux_X86_64 LibreOffice_project/10m0$Build-2</meta:generator>
  </office:meta>
</office:document-meta>
</file>